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line-height="200%" fo:text-align="start" style:justify-single-word="false"/>
      <style:text-properties fo:color="#ffffff" loext:opacity="100%" style:font-name="PT Mono" fo:font-size="8pt" fo:font-style="normal" fo:font-weight="normal" officeooo:rsid="0336895b" officeooo:paragraph-rsid="0336895b" fo:background-color="transparent" style:font-size-asian="8pt" style:font-style-asian="normal" style:font-weight-asian="normal" style:font-size-complex="8pt" style:font-style-complex="normal" style:font-weight-complex="normal"/>
    </style:style>
    <style:style style:name="P3" style:family="paragraph" style:parent-style-name="Standard">
      <style:paragraph-properties fo:line-height="200%" fo:text-align="start" style:justify-single-word="false"/>
      <style:text-properties fo:color="#ffffff" loext:opacity="100%" style:font-name="PT Mono" fo:font-size="8pt" fo:font-style="normal" fo:font-weight="normal" officeooo:rsid="03385918" officeooo:paragraph-rsid="03385918" fo:background-color="transparent" style:font-size-asian="8pt" style:font-style-asian="normal" style:font-weight-asian="normal" style:font-size-complex="8pt" style:font-style-complex="normal" style:font-weight-complex="normal"/>
    </style:style>
    <style:style style:name="P4" style:family="paragraph" style:parent-style-name="Standard">
      <style:paragraph-properties fo:line-height="200%" fo:text-align="start" style:justify-single-word="false"/>
      <style:text-properties fo:color="#ffffff" loext:opacity="100%" style:font-name="PT Mono" fo:font-size="8pt" fo:font-style="normal" fo:font-weight="normal" officeooo:rsid="033a7644" officeooo:paragraph-rsid="03407d13"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line-height="200%" fo:text-align="start" style:justify-single-word="false"/>
      <style:text-properties fo:color="#ffffff" loext:opacity="100%" style:font-name="PT Mono" fo:font-size="8pt" fo:font-style="normal" fo:font-weight="normal" officeooo:rsid="033d8f7e" officeooo:paragraph-rsid="033d8f7e" fo:background-color="transparent" style:font-size-asian="8pt" style:font-style-asian="normal" style:font-weight-asian="normal" style:font-size-complex="8pt" style:font-style-complex="normal" style:font-weight-complex="normal"/>
    </style:style>
    <style:style style:name="P6" style:family="paragraph" style:parent-style-name="Standard">
      <style:paragraph-properties fo:line-height="200%" fo:text-align="start" style:justify-single-word="false"/>
      <style:text-properties fo:color="#ffffff" loext:opacity="100%" style:font-name="PT Mono" fo:font-size="8pt" fo:font-style="normal" fo:font-weight="normal" officeooo:rsid="033e2a9f" officeooo:paragraph-rsid="033d8f7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1bc3" fo:background-color="transparent" style:font-size-asian="8pt" style:font-style-asian="normal" style:font-weight-asian="normal" style:font-size-complex="8pt" style:font-style-complex="normal" style:font-weight-complex="normal"/>
    </style:style>
    <style:style style:name="P8"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55df" fo:background-color="transparent" style:font-size-asian="8pt" style:font-style-asian="normal" style:font-weight-asian="normal" style:font-size-complex="8pt" style:font-style-complex="normal" style:font-weight-complex="normal"/>
    </style:style>
    <style:style style:name="P9" style:family="paragraph" style:parent-style-name="Standard">
      <style:paragraph-properties fo:line-height="200%" fo:text-align="start" style:justify-single-word="false"/>
      <style:text-properties fo:color="#ffffff" loext:opacity="100%" style:font-name="PT Mono" fo:font-size="8pt" fo:font-style="normal" fo:font-weight="normal" officeooo:rsid="03431bc3" officeooo:paragraph-rsid="0343e7b8"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line-height="200%" fo:text-align="center"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line-height="200%" fo:text-align="start"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line-height="200%" fo:text-align="start" style:justify-single-word="false"/>
      <style:text-properties fo:color="#ffffff" loext:opacity="100%" style:font-name="PT Mono" fo:font-size="8pt" fo:font-style="normal" fo:font-weight="normal" officeooo:rsid="034a11aa" officeooo:paragraph-rsid="034a11aa"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line-height="200%" fo:text-align="start" style:justify-single-word="false"/>
      <style:text-properties fo:color="#ffffff" loext:opacity="100%" style:font-name="PT Mono" fo:font-size="8pt" fo:font-style="normal" fo:font-weight="normal" officeooo:rsid="034aeef4" officeooo:paragraph-rsid="034a11a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line-height="200%" fo:text-align="start" style:justify-single-word="false"/>
      <style:text-properties fo:color="#ffffff" loext:opacity="100%" style:font-name="PT Mono" fo:font-size="8pt" fo:font-style="normal" fo:font-weight="normal" officeooo:rsid="034e0557" officeooo:paragraph-rsid="034e05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line-height="200%" fo:text-align="start" style:justify-single-word="false"/>
      <style:text-properties fo:color="#ffffff" loext:opacity="100%" style:font-name="PT Mono" fo:font-size="8pt" fo:font-style="normal" fo:font-weight="normal" officeooo:rsid="034e5eea" officeooo:paragraph-rsid="034e5eea"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line-height="200%" fo:text-align="start" style:justify-single-word="false"/>
      <style:text-properties fo:color="#ffffff" loext:opacity="100%" style:font-name="PT Mono" fo:font-size="8pt" fo:font-style="normal" fo:font-weight="bold" officeooo:rsid="0336895b" officeooo:paragraph-rsid="0336895b" fo:background-color="transparent" style:font-size-asian="8pt" style:font-style-asian="normal" style:font-weight-asian="bold" style:font-size-complex="8pt" style:font-style-complex="normal" style:font-weight-complex="bold"/>
    </style:style>
    <style:style style:name="P17" style:family="paragraph" style:parent-style-name="Standard">
      <style:paragraph-properties fo:line-height="200%" fo:text-align="start" style:justify-single-word="false"/>
      <style:text-properties fo:color="#ffffff" loext:opacity="100%" style:font-name="PT Mono" fo:font-size="8pt" fo:font-style="normal" fo:font-weight="bold" officeooo:rsid="03385918" officeooo:paragraph-rsid="03385918" fo:background-color="transparent" style:font-size-asian="8pt" style:font-style-asian="normal" style:font-weight-asian="bold" style:font-size-complex="8pt" style:font-style-complex="normal" style:font-weight-complex="bold"/>
    </style:style>
    <style:style style:name="P18" style:family="paragraph" style:parent-style-name="Standard">
      <style:paragraph-properties fo:line-height="200%" fo:text-align="start" style:justify-single-word="false"/>
      <style:text-properties fo:color="#ffffff" loext:opacity="100%" style:font-name="PT Mono" fo:font-size="8pt" fo:font-style="normal" fo:font-weight="bold" officeooo:rsid="033d8f7e" officeooo:paragraph-rsid="033d8f7e" fo:background-color="transparent" style:font-size-asian="8pt" style:font-style-asian="normal" style:font-weight-asian="bold" style:font-size-complex="8pt" style:font-style-complex="normal" style:font-weight-complex="bold"/>
    </style:style>
    <style:style style:name="P19" style:family="paragraph" style:parent-style-name="Standard">
      <style:paragraph-properties fo:line-height="200%" fo:text-align="start" style:justify-single-word="false"/>
      <style:text-properties fo:color="#ffffff" loext:opacity="100%" style:font-name="PT Mono" fo:font-size="8pt" fo:font-style="normal" fo:font-weight="bold" officeooo:rsid="03407d13" officeooo:paragraph-rsid="03407d13" fo:background-color="transparent" style:font-size-asian="8pt" style:font-style-asian="normal" style:font-weight-asian="bold" style:font-size-complex="8pt" style:font-style-complex="normal" style:font-weight-complex="bold"/>
    </style:style>
    <style:style style:name="P20" style:family="paragraph" style:parent-style-name="Standard">
      <style:paragraph-properties fo:line-height="200%" fo:text-align="start" style:justify-single-word="false" fo:break-before="pag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1" style:family="paragraph" style:parent-style-name="Standard">
      <style:paragraph-properties fo:line-height="200%" fo:text-align="start" style:justify-single-word="false"/>
      <style:text-properties fo:color="#ffffff" loext:opacity="100%" style:font-name="PT Mono" fo:font-size="8pt" fo:font-style="normal" fo:font-weight="bold" officeooo:rsid="034a11aa" officeooo:paragraph-rsid="034a11aa" fo:background-color="transparent" style:font-size-asian="8pt" style:font-style-asian="normal" style:font-weight-asian="bold" style:font-size-complex="8pt" style:font-style-complex="normal" style:font-weight-complex="bold"/>
    </style:style>
    <style:style style:name="P22" style:family="paragraph" style:parent-style-name="Standard">
      <style:paragraph-properties fo:line-height="200%" fo:text-align="start" style:justify-single-word="false"/>
      <style:text-properties fo:color="#ffffff" loext:opacity="100%" style:font-name="PT Mono" fo:font-size="8pt" fo:font-style="normal" fo:font-weight="bold" officeooo:rsid="034e0557" officeooo:paragraph-rsid="034e0557" fo:background-color="transparent" style:font-size-asian="8pt" style:font-style-asian="normal" style:font-weight-asian="bold" style:font-size-complex="8pt" style:font-style-complex="normal" style:font-weight-complex="bold"/>
    </style:style>
    <style:style style:name="P23" style:family="paragraph" style:parent-style-name="Standard">
      <style:paragraph-properties fo:line-height="200%" fo:text-align="start" style:justify-single-word="false"/>
      <style:text-properties fo:color="#ffffff" loext:opacity="100%" style:font-name="PT Mono" fo:font-size="8pt" fo:font-style="normal" fo:font-weight="bold" officeooo:rsid="034e5eea" officeooo:paragraph-rsid="034e5eea" fo:background-color="transparent" style:font-size-asian="8pt" style:font-style-asian="normal" style:font-weight-asian="bold" style:font-size-complex="8pt" style:font-style-complex="normal" style:font-weight-complex="bold"/>
    </style:style>
    <style:style style:name="P24" style:family="paragraph" style:parent-style-name="Standard">
      <style:paragraph-properties fo:line-height="200%" fo:text-align="start" style:justify-single-word="false"/>
      <style:text-properties fo:color="#ffffff" loext:opacity="100%" style:font-name="PT Mono" fo:font-size="8pt" fo:font-style="normal" fo:font-weight="bold" officeooo:rsid="0350c43d" officeooo:paragraph-rsid="0350c43d" fo:background-color="transparent" style:font-size-asian="8pt" style:font-style-asian="normal" style:font-weight-asian="bold" style:font-size-complex="8pt" style:font-style-complex="normal" style:font-weight-complex="bold"/>
    </style:style>
    <style:style style:name="P25" style:family="paragraph" style:parent-style-name="Standard">
      <style:paragraph-properties fo:line-height="200%"/>
      <style:text-properties fo:color="#ffffff" loext:opacity="100%" style:font-name="PT Mono" fo:font-size="8pt" officeooo:paragraph-rsid="0333840f" fo:background-color="transparent" style:font-size-asian="8pt" style:font-size-complex="8pt"/>
    </style:style>
    <style:style style:name="P26" style:family="paragraph" style:parent-style-name="Standard">
      <style:paragraph-properties fo:line-height="200%" fo:text-align="center" style:justify-single-word="false"/>
      <style:text-properties fo:color="#ffffff" loext:opacity="100%" style:font-name="PT Mono" fo:font-size="8pt" officeooo:rsid="03400759" officeooo:paragraph-rsid="03400759" fo:background-color="transparent" style:font-size-asian="8pt" style:font-size-complex="8pt"/>
    </style:style>
    <style:style style:name="P27" style:family="paragraph" style:parent-style-name="Standard" style:master-page-name="First_20_Page">
      <style:paragraph-properties fo:line-height="200%" style:page-number="auto"/>
      <style:text-properties fo:color="#ffffff" loext:opacity="100%" style:font-name="PT Mono" fo:font-size="8pt" officeooo:paragraph-rsid="0333840f" fo:background-color="transparent" style:font-size-asian="8pt" style:font-size-complex="8pt"/>
    </style:style>
    <style:style style:name="P28" style:family="paragraph" style:parent-style-name="Standard" style:master-page-name="Index">
      <style:paragraph-properties fo:line-height="200%" fo:text-align="start" style:justify-single-word="false" style:page-number="auto" fo:break-before="page"/>
      <style:text-properties fo:color="#ffffff" loext:opacity="100%" style:font-name="PT Mono" fo:font-size="8pt" fo:font-weight="bold" officeooo:rsid="03400759" officeooo:paragraph-rsid="03400759" fo:background-color="transparent" style:font-size-asian="8pt" style:font-weight-asian="bold" style:font-size-complex="8pt" style:font-weight-complex="bold"/>
    </style:style>
    <style:style style:name="P29" style:family="paragraph" style:parent-style-name="Standard" style:master-page-name="Standard">
      <style:paragraph-properties fo:line-height="200%" style:page-number="1" fo:break-before="page"/>
      <style:text-properties fo:color="#ffffff" loext:opacity="100%" style:font-name="PT Mono" fo:font-size="8pt" fo:font-weight="bold" officeooo:rsid="03407d13" officeooo:paragraph-rsid="03407d13" fo:background-color="transparent" style:font-size-asian="8pt" style:font-weight-asian="bold" style:font-size-complex="8pt" style:font-weight-complex="bold"/>
    </style:style>
    <style:style style:name="P30" style:family="paragraph" style:parent-style-name="Standard">
      <style:paragraph-properties fo:line-height="200%" fo:text-align="start" style:justify-single-word="false"/>
      <style:text-properties fo:color="#ffffff" loext:opacity="100%" style:font-name="PT Mono" fo:font-size="8pt" fo:font-style="normal" fo:font-weight="normal" officeooo:rsid="0350c43d" officeooo:paragraph-rsid="0350c43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line-height="200%" fo:text-align="start" style:justify-single-word="false"/>
      <style:text-properties fo:color="#ffffff" loext:opacity="100%" style:font-name="PT Mono" fo:font-size="8pt" fo:font-style="normal" fo:font-weight="normal" officeooo:rsid="03400759" officeooo:paragraph-rsid="03400759"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line-height="200%" fo:text-align="start" style:justify-single-word="false"/>
      <style:text-properties fo:color="#ffffff" loext:opacity="100%" style:font-name="PT Mono" fo:font-size="8pt" fo:font-style="normal" fo:font-weight="normal" officeooo:rsid="03520b47" officeooo:paragraph-rsid="03520b4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line-height="200%"/>
      <style:text-properties fo:color="#ffffff" loext:opacity="100%" style:font-name="PT Mono" fo:font-size="8pt" fo:font-style="normal" fo:font-weight="bold" officeooo:rsid="03520b47" officeooo:paragraph-rsid="03520b47" fo:background-color="transparent" style:font-size-asian="8pt" style:font-style-asian="normal" style:font-weight-asian="bold" style:font-size-complex="8pt" style:font-style-complex="normal" style:font-weight-complex="bold"/>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style="italic" fo:font-weight="normal" officeooo:rsid="03392a4a" style:font-style-asian="italic" style:font-weight-asian="normal" style:font-style-complex="italic" style:font-weight-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officeooo:rsid="0309affb" style:font-style-asian="normal" style:font-weight-asian="normal" style:font-style-complex="normal" style:font-weight-complex="normal"/>
    </style:style>
    <style:style style:name="T5" style:family="text">
      <style:text-properties fo:font-style="normal" fo:font-weight="normal" officeooo:rsid="03400759"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style="normal" officeooo:rsid="03407d13" style:font-style-asian="normal" style:font-style-complex="normal"/>
    </style:style>
    <style:style style:name="T8" style:family="text">
      <style:text-properties fo:font-style="normal" officeooo:rsid="03520b47" style:font-style-asian="normal" style:font-style-complex="normal"/>
    </style:style>
    <style:style style:name="T9" style:family="text">
      <style:text-properties fo:font-weight="normal" style:font-weight-asian="normal" style:font-weight-complex="normal"/>
    </style:style>
    <style:style style:name="T10" style:family="text">
      <style:text-properties fo:font-weight="normal" officeooo:rsid="0336f653" style:font-weight-asian="normal" style:font-weight-complex="normal"/>
    </style:style>
    <style:style style:name="T11" style:family="text">
      <style:text-properties fo:font-weight="normal" officeooo:rsid="03392a4a" style:font-weight-asian="normal" style:font-weight-complex="normal"/>
    </style:style>
    <style:style style:name="T12" style:family="text">
      <style:text-properties fo:font-weight="normal" officeooo:rsid="033e2a9f" style:font-weight-asian="normal" style:font-weight-complex="normal"/>
    </style:style>
    <style:style style:name="T13" style:family="text">
      <style:text-properties fo:font-weight="normal" officeooo:rsid="0346e829" style:font-weight-asian="normal" style:font-weight-complex="normal"/>
    </style:style>
    <style:style style:name="T14" style:family="text">
      <style:text-properties fo:font-weight="normal" officeooo:rsid="034aeef4" style:font-weight-asian="normal" style:font-weight-complex="normal"/>
    </style:style>
    <style:style style:name="T15" style:family="text">
      <style:text-properties fo:font-weight="normal" officeooo:rsid="034c1a53" style:font-weight-asian="normal" style:font-weight-complex="normal"/>
    </style:style>
    <style:style style:name="T16" style:family="text">
      <style:text-properties fo:font-weight="normal" officeooo:rsid="032dc956" style:font-weight-asian="normal" style:font-weight-complex="normal"/>
    </style:style>
    <style:style style:name="T17" style:family="text">
      <style:text-properties officeooo:rsid="033d8f7e"/>
    </style:style>
    <style:style style:name="T18" style:family="text">
      <style:text-properties officeooo:rsid="034355df"/>
    </style:style>
    <style:style style:name="T19" style:family="text">
      <style:text-properties officeooo:rsid="0343e7b8"/>
    </style:style>
    <style:style style:name="T20" style:family="text">
      <style:text-properties officeooo:rsid="0344ed2e"/>
    </style:style>
    <style:style style:name="T21" style:family="text">
      <style:text-properties officeooo:rsid="0346e829"/>
    </style:style>
    <style:style style:name="T22" style:family="text">
      <style:text-properties style:text-position="super 58%" fo:font-weight="normal" style:font-weight-asian="normal" style:font-weight-complex="normal"/>
    </style:style>
    <style:style style:name="T23" style:family="text">
      <style:text-properties officeooo:rsid="03520b4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text:span text:style-name="T4"/></text:p>
      <text:p text:style-name="P25"><text:span text:style-name="T4"/></text:p>
      <text:p text:style-name="P25"><text:span text:style-name="T4"/></text:p>
      <text:p text:style-name="P25"><text:span text:style-name="T4"/></text:p>
      <text:p text:style-name="P26"><text:span text:style-name="T4">T</text:span><text:span text:style-name="T3">he Epic of the Lovely Hot Starving</text:span></text:p>
      <text:p text:style-name="P10">or</text:p>
      <text:p text:style-name="P10">Holy Ghost Tent Revival</text:p>
      <text:p text:style-name="P10">. . .</text:p>
      <text:p text:style-name="P10">James Ross Montsinger</text:p>
      <text:p text:style-name="P28"><text:span text:style-name="T7">Draft</text:span><text:span text:style-name="T6"> 1.</text:span><text:span text:style-name="T8">4</text:span></text:p>
      <text:p text:style-name="P11">Started 11/4/24</text:p>
      <text:p text:style-name="P11">De-fictionalized 11/5</text:p>
      <text:p text:style-name="P11">Forked into 1.3 11/6</text:p>
      <text:p text:style-name="P32">Rewritten/edited into 1.4 4/4</text:p>
      <text:p text:style-name="P29"><text:span text:style-name="T8">4</text:span><text:span text:style-name="T6">/4/</text:span><text:span text:style-name="T8">25</text:span></text:p>
      <text:p text:style-name="P25"><text:span text:style-name="T5"/></text:p>
      <text:p text:style-name="P33"><text:span text:style-name="T16">M</text:span><text:span text:style-name="T9">y first drink, a Mike’s Hard Lemonade, made me shake like a leaf, and I still haven’t figured out why. My laptop had been stolen, which was kind of a good thing because I got to move from the shitty all-guy dorm to the co-ed one, where I shared a bathroom with Matt.</text:span></text:p>
      <text:p text:style-name="P33"><text:span text:style-name="T9"><text:s text:c="3"/>It wasn’t until senior year that Hank asked if I wanted to be in the band. They had already played two shows with two different drummers, then the talent show where I happened to be behind a hazy curtain with the jazz band.</text:span></text:p>
      <text:p text:style-name="P33"><text:span text:style-name="T9"><text:s text:c="3"/>They played </text:span><text:span text:style-name="T1">Walking Over My Grave</text:span><text:span text:style-name="T9">, which I had heard a demo of while hanging out in Hank &amp; Josh’s room. Of course, I couldn’t help but quietly drum along.</text:span></text:p>
      <text:p text:style-name="P33"><text:span text:style-name="T9"><text:s text:c="3"/>I said yes, joined the band, added drums to the origingal demos with PJ in his warehouse over Christmas break.</text:span></text:p>
      <text:p text:style-name="P33"><text:span text:style-name="T9"><text:s text:c="3"/>We played a lot of fun shows that next semester and decided to live together, and, despite Steve and </text:span><text:soft-page-break/><text:span text:style-name="T9">I still having classes to finish, focus on the band full-time.</text:span></text:p>
      <text:p text:style-name="P33"><text:span text:style-name="T9"><text:s text:c="3"/>I’ve mentioned the whole band now by name, except for Richard, of course.</text:span></text:p>
      <text:p text:style-name="P2"><text:s text:c="3"/><text:span text:style-name="T23">Anyway, </text:span>Josh Lovings was undoubtably the most talented member of the band both in terms of playing his instrument and also for the sheer fact of being able to keep that Econoline running. He would often open a compartment from inside the cabin and make adjustments to the timing belt while we drove.</text:p>
      <text:p text:style-name="P16"><text:span text:style-name="T9"><text:s text:c="3"/>But one night, with a very annoyed tone, while at dinner in Norfolk, Virginia, he said to everyone, “Y’all are gonna have to do something about that van.” He had probably mentioned some specific problem, but we were all instead tuned into the fact that he hadn’t said we. So, it was a major heartbreak but not the biggest surprise when he called us before a gig at the Double Door in Charlotte to say he would not be attending the show or any Holy Ghost Tent Revival show ever again. He wanted to live a simple life on his family’s farm in Climax, North Carolina as opposed to touring </text:span><text:soft-page-break/><text:span text:style-name="T9">chaotically and sporratically, and we all knew that was true.</text:span></text:p>
      <text:p text:style-name="P2"><text:s text:c="3"/>We played a fun show without him and were fortunate enough to have a recording of the night. The performance was firey and we knew we had the drive to persue a new sound without him. We did a rehearsal for our next gig where we added Jack Foster on a second drum set, which was very fun, but didn’t contribute what we were looking for.</text:p>
      <text:p text:style-name="P16"><text:span text:style-name="T9"><text:s text:c="3"/>Steve, PJ and Jack had moved to a new house on </text:span><text:span text:style-name="T10">Westdale Place, which didn’t have much room to rehearse, so we had been bouncing around between different places to practice. A friend from a band called Watership Down offered their backyard shed to us, so we took them up on that and showed up to rehearse one day, but they were still playing when we got there.</text:span></text:p>
      <text:p text:style-name="P16"><text:span text:style-name="T10"><text:s text:c="3"/>We were interested in their keyboard player, Mike O’Malley, and he was interested to play with us as well, so he stayed after their practice, played with us and agreed to join the band. It was our first </text:span><text:soft-page-break/><text:span text:style-name="T10">electric instrument and sent us in the heavy direction we had been hoping to find.</text:span></text:p>
      <text:p text:style-name="P16"><text:span text:style-name="T10"><text:s text:c="3"/></text:span><text:span text:style-name="T11">We recorded an EP shortly after that in Chapel Hill called </text:span><text:span text:style-name="T2">Family</text:span><text:span text:style-name="T11"> with Jonny Tunnell that featured different friends on every track. It was later agreed that Mike was not loud enough in the mix.</text:span></text:p>
      <text:p text:style-name="P16"><text:span text:style-name="T10"/></text:p>
      <text:p text:style-name="P17"><text:span text:style-name="T10">H</text:span><text:span text:style-name="T9">ank, Matt and their girlfriends moved across town to Bradfort Street (I think) while me, Steve, PJ and Mike moved to a house on Buffalo Street with room to practice. We stuck Mike in the attic, or rather, he voluntered to stick himself up there. Steve’s girlfriend Stephanie moved into his room after a few months of long-distance relationship from Raleigh.</text:span></text:p>
      <text:p text:style-name="P17"><text:span text:style-name="T9"><text:s text:c="3"/>We wrote and arranged many songs in that house and even recorded an album on ADAT thanks to the help of our friend Driveway. We called it The Blood Beneath and only released it digitally long after Mike had left the band. We had actually tried to record it before that at Awendaw Green near Charleston, but we could not get agree with the engineer on how to record things.</text:span></text:p>
      <text:p text:style-name="P3"><text:soft-page-break/><text:s text:c="3"/>Matt and Steve had been playing through amplifiers, but Nat wanted to record direct and re-amp later. We decided to go with that idea, but when it came time to mix he simply said we had probably been right and the guitar/banjo parts were not useable.</text:p>
      <text:p text:style-name="P17"><text:span text:style-name="T9"/></text:p>
      <text:p text:style-name="P19">11/6</text:p>
      <text:p text:style-name="P17"><text:span text:style-name="T9"/></text:p>
      <text:p text:style-name="P4">Mike eventually came to feel like his input wasn’t valued in the band. We never wanted to play any of his songs and, aside from myself, thought his contributions were too nerdy. We were in the Norfolk area once again after having played a show in Scranton when he told us he had bad news and good news. He’d be leaving the band, but Kevin Williams had agreed to replace him. </text:p>
      <text:p text:style-name="P4"><text:span text:style-name="T17">Now I’m starting to wonder: was Charlie already playing with us by the time Kevin had joined the band? Introducing him will require that I go back and explain how Hank and I had been helping with the Ragsdale High marching band. Hank rehearsed the </text:span><text:soft-page-break/><text:span text:style-name="T17">marching components, barking orders from scaffolding while I encouraged the drumline, offering occasional tips and esoteric quips.</text:span></text:p>
      <text:p text:style-name="P5"><text:s text:c="3"/>I did this for three years, replacing a fellow GC drummer who had had a relationship w/ a student. The day of the first competition in my first year as instructor, Charlie Humphrey the horn captain came right up to me and commented on my attire, an oversized, untucked pink shirt and sloppy tie. “You look like shit,” he said.</text:p>
      <text:p text:style-name="P5"><text:s text:c="3"/>Our first tour with him was five weeks long and he was 17 years old. We went to the west coast and ended at a resort in the Appalachain Mountains. (Rob Hurley might be able to remember more.) I cannot remember if Mike was in the band or Kevin. I will ask Kevin tonight at Scott McMicken’s birthday party.</text:p>
      <text:p text:style-name="P18"><text:span text:style-name="T9"><text:s text:c="3"/>That makes me want to write about how Mike showed us the album </text:span><text:span text:style-name="T1">Fate</text:span><text:span text:style-name="T9"> by Dr. Dog, the most amazing album ever. When Kevin joined the band, he was a little confused with our obsession. “You guys know these are just regular dudes from Philly,” he said.</text:span></text:p>
      <text:p text:style-name="P5"><text:soft-page-break/><text:s text:c="3"/>That was on our one and only trip to South By Southwest, where we met Pearl and the Beard and Bill Murray pushed me into a trash can. He probably said my friends would never believe me, but I was too drunk to remember/comprehend.</text:p>
      <text:p text:style-name="P18"><text:span text:style-name="T9"/></text:p>
      <text:p text:style-name="P5">So, before Kevin had joined, we had moved again. I can’t remember why other than it was PJ’s idea, but we rented a commercial space on Mendenhall for rehearsing. PJ and Mike and I lived there, and, when Mike moved out (to live with Sunny?) Julie Wilkerson moved in.</text:p>
      <text:p text:style-name="P18"><text:span text:style-name="T9"><text:s text:c="3"/>Steve, Matt, Stephanie and Andy moved to Springdale and Hank moved in with Jaime across the street. Now we’re ready for Kevin to join the band. </text:span><text:span text:style-name="T12">He simply got in the van, started playing shows on keys with no rehearsal, and, when we returned home to Greensboro, crashed on the Springdale couch, stayed there for months.</text:span></text:p>
      <text:p text:style-name="P6"><text:s text:c="3"/>I met Louise Bell in Shepherdstown, kissed her at a show at the Blue Moon, maintained a long-distance <text:soft-page-break/>relationship for about six months until we took over space in the Springdale house.</text:p>
      <text:p text:style-name="P6"><text:s text:c="3"/>Stephen &amp; Stephanie moved to Chestnut Street. Matt and Kevin moved to Yanceyville Ave or something like that. Did Andy stay? There had to be two more people in that house with us. I will ask Louise. It would make more sense if Kevin &amp; Matt lived with us for the short time we were there, but I don’t remember it that way.</text:p>
      <text:p text:style-name="P6"><text:s text:c="3"/>Either way, Kev &amp; Matt eventually moved in together, and they had a shed in the backyard, so, when we kicked PJ out of the band for being difficult to work with and mentally erratic, Kevin switched to bass and there we started to develop our new sound.</text:p>
      <text:p text:style-name="P18"><text:span text:style-name="T12"><text:s text:c="3"/>Matt and Steve had switched to electric guitars. Steve had been given a Rickenbacker by Paul Gordon and Matt had left for tour without his guitar or something like that and so ended up borrowing an electric </text:span><text:span text:style-name="T13">guitar </text:span><text:span text:style-name="T12">and an amp everywhere we went, </text:span><text:span text:style-name="T13">which we liked</text:span><text:span text:style-name="T12">. That part had happened before Steve had </text:span><text:soft-page-break/><text:span text:style-name="T12">ditched the banjo, but by the time Kev was on bass, we were a two-guitar band.</text:span></text:p>
      <text:p text:style-name="P6"><text:s text:c="3"/>We worked up a whole batch of tunes that way in Matt/Kevin’s shed, recorded them in Randy Seals’ Reidsville basement and called it Sweat Like the Old Days.</text:p>
      <text:p text:style-name="P6"><text:s text:c="3"/>I will give that album a listen, but I don’t remember it having any folky elements, which was exciting for us but alienating for our fans.</text:p>
      <text:p text:style-name="P6"/>
      <text:p text:style-name="P7">I forgot to mention that when Matt and Kevin moved in together, Louise and I moved to Chestnut, down the street from Steve and Steph. It was a beautiful house and my life felt pretty idyllic, but she got so depressed and afraid when I was gone on a long tour that she moved back to her parents’ house in Virginia while I was gone.</text:p>
      <text:p text:style-name="P7"><text:s text:c="3"/>I stayed in that house for the rest of the month and then moved to a tiny room on Market Street. I lived upstairs with two other people who each had their own room but a shared kitchen. Louise came to visit me a few months later, but I had adjusted to <text:soft-page-break/>my new lifestyle, and, when she got upset and said it didn’t seem like I needed her anymore, I couldn’t find a strong argument against her.</text:p>
      <text:p text:style-name="P8"><text:s text:c="3"/>The system the band had set up was that we would each receive $400 a month, which covered my rent, but I stopped being disciplined enough <text:span text:style-name="T18">to actually pay my rent and was spending it at the coffee shop instead. Don Cato my landlord was cool the first couple times I fell behind on payments. “</text:span><text:span text:style-name="T21">You’re a good guy,” he said.</text:span><text:span text:style-name="T18"> </text:span><text:span text:style-name="T21">B</text:span><text:span text:style-name="T18">ut, after three months he called me and threatened that I better have his money by the next day. We were in Philly at the time recording Right State of Mind.</text:span></text:p>
      <text:p text:style-name="P8"><text:s text:c="3"/><text:span text:style-name="T18">But before all that happened:</text:span></text:p>
      <text:p text:style-name="P7"><text:s text:c="3"/>Matt moved to Abingdon to be with his girlfriend Hannah, who he had met when we were playing at a bookstore in Kentucky; her theater tro<text:span text:style-name="T21">o</text:span>p was on tour and performing in the same city. Kevin moved to Asheville to be with his girlfriend Alyse, Steve’s friend from high school who Kevin had met at Shakori Hills.</text:p>
      <text:p text:style-name="P7"><text:soft-page-break/><text:s text:c="3"/><text:span text:style-name="T18">After having secret conversations with Stephanie Mirabelli, </text:span><text:span text:style-name="T21">we decided to fire Jaime Coggins</text:span><text:span text:style-name="T18">. I do not remember how we met/heard about her, but she assured us that we could each be taking home twice as much money. She also hooked us up with Bill Moriarty, one of several producers she included on a list of choices for us, which I hopefully still have. We decided on Bill because he had worked with Dr. Dog.</text:span></text:p>
      <text:p text:style-name="P9"><text:s text:c="3"/><text:span text:style-name="T18">That album was a lot better than Sweat Like The Old Days, and I had just started a fresh journal, so I should have documentation. She also reccomended we hire a tour manager, </text:span><text:span text:style-name="T19">which was Jason Mencer from Now You See Them. With proper interviewing, </text:span><text:span text:style-name="T21">that band</text:span><text:span text:style-name="T19"> could easily make up a whole book, but should at least be a chapter.</text:span></text:p>
      <text:p text:style-name="P9"><text:span text:style-name="T19"><text:s text:c="3"/>Jason, Shane and Dulci met in New York City at some open mics. They moved to Hawaii together and then Australia, got deported, moved to Asheville, where Holy Ghost had had a tough time breaking in. We had something like two bland shows at Papa Mojo’s, and two or three at the Westville Pub, none </text:span><text:soft-page-break/><text:span text:style-name="T19">of which seemed to gain any traction. But, when we were living at Buffalo Street, there ended up being some sort of night of music at Cafe Europa with them and maybe Pearl and the Beard. </text:span><text:span text:style-name="T21">And maybe Matty Sheets?</text:span></text:p>
      <text:p text:style-name="P9"><text:s text:c="3"/><text:span text:style-name="T19">We had an amazing party at our house afterwards and joked a lot about what instant best friends we had become, but it was truth said in jest. They eventually broke up because Shane was difficult to work with and mentally erratic. This left jason open to be our tour manager and led to many therapeutic van rides, Jason detailing the crazy things Shane had done and us, PJ.</text:span></text:p>
      <text:p text:style-name="P9"><text:s text:c="3"/><text:span text:style-name="T20">Whether we recorded the album or added Jason first, I’m not sure, but we came home and immediately had to go on a long tour. Charlie borrowed his dad’s truck and helped me move all my stuff to On Pop of the World, Randy’s newish studio in G</text:span><text:span text:style-name="T21">lenwood.</text:span></text:p>
      <text:p text:style-name="P9"><text:s text:c="3"/><text:span text:style-name="T20">I loved playing music </text:span><text:span text:style-name="T21">at On Pop</text:span><text:span text:style-name="T20"> but was afraid about the possibility of living there. I got the impression that the people who frequented Randy’s </text:span><text:soft-page-break/><text:span text:style-name="T20">studio were into drugs heavier than Holy Ghost was, so I made some effort to look for housing on Craigslist while on tour. On the way home, though, Stephen asked if I could stay at their house on Chestnut for </text:span><text:span text:style-name="T21">ten</text:span><text:span text:style-name="T20"> days and look after their dogs. I agreed, swearing to he and Stephanie I would find permanent housing as soon as I could, but Stephanie soon encouraged me to stay, </text:span><text:span text:style-name="T21">said </text:span><text:span text:style-name="T20">that I was a calming presence they needed in the house.</text:span></text:p>
      <text:p text:style-name="P9"><text:s text:c="3"/><text:span text:style-name="T20">I took up a love for walking </text:span><text:span text:style-name="T21">at</text:span><text:span text:style-name="T20"> that time, and, in the winter, would go to Sylva where my parents had recently moved (from Durham.) I also started to spend some time in Asheville with my new friend Gary Reckard, who we had met in Suwannee. We ended up shooting the music video for Right State of Mind at his house. </text:span></text:p>
      <text:p text:style-name="P20">11/7</text:p>
      <text:p text:style-name="P21"><text:span text:style-name="T9">I’d still like to figure out when I flirted with moving to rural Virginia with Louise. That was pretty intense. It make almost no sense that </text:span><text:span text:style-name="T15">it</text:span><text:span text:style-name="T9"> would have been after Chestnut. In fact, I know it wasn’t. So, maybe it was before we moved to Springdale.</text:span></text:p>
      <text:p text:style-name="P21"><text:span text:style-name="T9"/></text:p>
      <text:p text:style-name="P21"><text:span text:style-name="T9">Matt moved to Abingdon. Kevin moved to Asheville. I should probably mention when we played the Greagle and </text:span><text:span text:style-name="T15">I </text:span><text:span text:style-name="T9">suggested we all move to Asheville. Steve said Stephanie would never. Steve and Stephanie </text:span><text:span text:style-name="T15">soon </text:span><text:span text:style-name="T9">moved to Asheville. </text:span><text:span text:style-name="T15">She worked in administration at Warren Wilson and he got a job picking peppers.</text:span></text:p>
      <text:p text:style-name="P21"><text:span text:style-name="T9"><text:s text:c="3"/>We started rehearsing in their garage, both for the Midnite Vultures tribute and the Big Sound Harbor debut. I stayed there for a few days and Stephanie was like, “This can’t happen again.” I </text:span><text:span text:style-name="T15">then</text:span><text:span text:style-name="T9"> stayed with </text:span><text:span text:style-name="T15">J</text:span><text:span text:style-name="T9">ason and Dulci occassionally, who had moved away from the Treehouses, the Shack and to South Asheville. Alex Jasper, Andrew Constantino and </text:span><text:soft-page-break/><text:span text:style-name="T9">Tony(?) were hanging out a lot, even Shane, so I don’t think I seemed like much of a burden.</text:span></text:p>
      <text:p text:style-name="P12"><text:s text:c="3"/>I went on a date with Jennifer from Greensoboro to Isis. I wasn’t really that into it and had nowhere planned to stay for the night, but ran into Sunny/Melissa Hahn, who said I could stay with her for a while in Montford.</text:p>
      <text:p text:style-name="P12"><text:s text:c="3"/>That was a great few months. I stayed there until one day I was walking by Sunny Point and saw Sunny. I think I had heard that Mike O’Malley was in town, so I went inside and was like, “Where is he?!”</text:p>
      <text:p text:style-name="P12"><text:s text:c="3"/>She gave me the address to her house. Apparently, she and Rob had just broken up, which makes me wonder if I should talk about the day we almost got together at the Boogie where Rob beat me to it.</text:p>
      <text:p text:style-name="P12"><text:s text:c="3"/>Anyway, I stayed there that night and for about seven more years. I figured if she was able to date Mike &amp; Rob, there’s no way she would break up with me, and she often bragged that taking care of musicians was her gift, her equivalent of having musical talent.</text:p>
      <text:p text:style-name="P21"><text:soft-page-break/><text:span text:style-name="T9"><text:s text:c="3"/>Holy Ghost, at the recommendation of Mirabelli, started to play less and less. Eventually, she suggested we get jobs, so we fired her and promoted Jason to manager.</text:span></text:p>
      <text:p text:style-name="P21"><text:span text:style-name="T9"><text:s text:c="3"/></text:span><text:span text:style-name="T14">Mirabelli severed our connection with our booking agent much like firing Coggins had severed our connection with Prater Day/Charisma. I can’t remember the name of the agency Mirabelli worked with, but Jason connected us with a new one whose name I also can’t remember—New Frontier. Maybe we </text:span><text:span text:style-name="T15">actually</text:span><text:span text:style-name="T14"> didn’t change agents when we went from Coggins to Mirabelli.</text:span></text:p>
      <text:p text:style-name="P21"><text:span text:style-name="T14"><text:s text:c="3"/>Anyway, NFT didn’t book a whole lot of shows and Sunny made me get a job. I started </text:span><text:span text:style-name="T15">d</text:span><text:span text:style-name="T14">oing transcriptions with SyncScripts, then Rev. I tried washing dishes at Local Provisions for three shifts, then leaned more heavily into transcribing.</text:span></text:p>
      <text:p text:style-name="P21"><text:span text:style-name="T14"><text:s text:c="3"/></text:span><text:span text:style-name="T15">Rev had an unlimited amount of work and </text:span><text:span text:style-name="T14">I started increasing my efficiency by buying and building different mechanical computer keyboards, eventually designing my own. By the time COVID hit, I was </text:span><text:soft-page-break/><text:span text:style-name="T14">selling them online, advertising on Reddit and Instagram.</text:span></text:p>
      <text:p text:style-name="P13"><text:s text:c="3"/>I had quietly given up on my romantic relationship with Sunny but didn’t want to move out, partly because I didn’t have anywhere to go and partly because I didn’t want to abandon our three dogs.</text:p>
      <text:p text:style-name="P13"><text:s text:c="3"/>She had had multiple affairs and got engrossed in one with Stephen, who was also cheating on his girlfriend and continued to as they got engaged, bought a house.</text:p>
      <text:p text:style-name="P21"><text:span text:style-name="T14"><text:s text:c="3"/>Dulci had joined the band and was traveling with us full time. When we were ready to record a new album, we went to </text:span><text:span text:style-name="T15">Jim James’ studio </text:span><text:span text:style-name="T14">La La Land </text:span><text:span text:style-name="T15">in Louisville </text:span><text:span text:style-name="T14">with Dan, which I believe was his connection. We recorded an album’s worth of material with the plan of doing vocals later, which we did over the course of two weeks at the bat Cave Inn, where Lyndard Skynard had also recorded.</text:span></text:p>
      <text:p text:style-name="P13"><text:s text:c="3"/>Sunny was there a lot and Alyse sang on everything in addition to Dulci. Maybe that’s what we did for RSoM as well.</text:p>
      <text:p text:style-name="P21"><text:soft-page-break/><text:span text:style-name="T14"><text:s text:c="3"/>We spent a year mixing and mastering the album, and, by that time, decidced to release four of the songs as Summer Jelly EP and record four new ones in Dan’s basement, two of which were led by Dulci. What were the other two, I wonder.</text:span></text:p>
      <text:p text:style-name="P13"><text:s text:c="3"/>We were all completely sick of being Holy Ghost Tent Revival and figured that adding another new singer/songwriter warranted a name change, so after much debate around new names, we decided on Moves. Close seconds were Boogie Magic and Mother Superior.</text:p>
      <text:p text:style-name="P13"><text:s text:c="3"/>I guess I should mention how Steve had seen a picture of Hank next to a sign for an actual tent revival near Boone.</text:p>
      <text:p text:style-name="P13"><text:s text:c="3"/>I still think the Moves album (self-titled) is our best work. We released it on vinyl with the help of Soul Step Records, run by Melvin Dillon.</text:p>
      <text:p text:style-name="P21"><text:span text:style-name="T14"><text:s text:c="2"/></text:span><text:span text:style-name="T15">T</text:span><text:span text:style-name="T14">he most controversial thing I could print is how Steve had hooked up with </text:span><text:span text:style-name="T15">Melvin’s</text:span><text:span text:style-name="T14"> sister one random night in the early days, and how she had had a child and how that child looked exactly like Steve.</text:span></text:p>
      <text:p text:style-name="P21"><text:span text:style-name="T14"><text:s text:c="3"/>I guess this is a good time to talk about my birthday where I got day-drunk, passed out on the </text:span><text:soft-page-break/><text:span text:style-name="T14">sidewalk, showed up late to my birthday dinner with parents and friends at Zambra, harrassed the waiter, got taken to Double Crown by Ryan and Kevin and told them while nearly blackout that Steve and Sunny had been having an affair for two years.</text:span></text:p>
      <text:p text:style-name="P21"><text:span text:style-name="T14"><text:s text:c="3"/>I haven’t mention</text:span><text:span text:style-name="T15">ed</text:span><text:span text:style-name="T14"> Ryan yet, but talking about Uncle Mountain and The Moon and You would be necessary, especially since I had started playing with the latter—my first side project.</text:span></text:p>
      <text:p text:style-name="P21"><text:span text:style-name="T14"><text:s text:c="3"/>Well, </text:span><text:span text:style-name="T15">S</text:span><text:span text:style-name="T14">teve got broken up with and Sunny got uninvited from anything friend-related, which </text:span><text:span text:style-name="T15">initially </text:span><text:span text:style-name="T14">upset me, but pointlessly because she went into complete self-isolation anyway apart from going to work, the Malvern and the Brew Pump.</text:span></text:p>
      <text:p text:style-name="P21"><text:span text:style-name="T14"><text:s text:c="3"/>We continued to meet with Steve, played a couple shows. His therapist recommended he g</text:span><text:span text:style-name="T15">e</text:span><text:span text:style-name="T14">t sober, so </text:span><text:span text:style-name="T15">h</text:span><text:span text:style-name="T14">e went to rehab </text:span><text:span text:style-name="T15">or recovery</text:span><text:span text:style-name="T14">. </text:span><text:span text:style-name="T15">I’m not sure the difference.</text:span><text:span text:style-name="T14"> He also got off social media and started to make amends (way too fast.) I have an email from him I should include.</text:span></text:p>
      <text:p text:style-name="P21"><text:span text:style-name="T14"><text:s text:c="3"/>Eventually, his therapist recommended he quit the band. He moved onto Middlemont without telling </text:span><text:soft-page-break/><text:span text:style-name="T14">anyone and eventually left town to be with the mother of his secret child. They married and had another, but, to my knowledge, to this day, have never told the first he is the father. Everyone made efforts to keep in contact with him for a while, but that last decision made it unbearable. It is obvious that keeping secrets from people was his true addiction all along.</text:span></text:p>
      <text:p text:style-name="P22">11/8</text:p>
      <text:p text:style-name="P14">During COVID, my routine was: I would wake up and finish a transcription from the night before. Actually, the dogs would wake me up. I was sleeping in my own room. I would let Buddy out, prepare three bowls of food, feed the girls inside, place Buddy’s bowl outside. He ate so much faster that he would have gone and done his business by the time the girls had finished their food. Then, he’d be excited to come inside and lick their bowls. Nutmeg had to go on a rope and Whiskey would roam the yard while I made coffee. They would ask to be let inside before I was even done with the pourover.</text:p>
      <text:p text:style-name="P22"><text:soft-page-break/><text:span text:style-name="T9"><text:s text:c="3"/>Whiskey would go back to bed in Sunny’s room, where Spud was as well, and Nutmeg would sit at the end of my couch like a person, waiting for me to return. I’d spend an hour on the couch drinking my coffee and specifically not looking at my phone. I considered it my commute time.</text:span></text:p>
      <text:p text:style-name="P14"><text:s text:c="3"/>I would type until Sunny woke at noon and make her a cup of coffee. She would then make grits and a smoothie for both of us. I would take all three dogs on walks, one at a time, finish my assignment, find a new one, do the first ten minutes and then walk up to the Brew Pump.</text:p>
      <text:p text:style-name="P14"><text:s text:c="3"/>I would drink two dark beers in the afternoon sun, catch up with friends. I started to develop a crush on a regular, Cait. When the sun went down, I would walk home, work on new keyboard designs, eat a late dinner with Sunny, maybe watch some ABC programming and go to bed.</text:p>
      <text:p text:style-name="P22"><text:span text:style-name="T9"/></text:p>
      <text:p text:style-name="P22"><text:span text:style-name="T9"><text:s text:c="3"/>One day I was there a bit early sitting in front of the gas station eating a burger I had gotten from </text:span><text:soft-page-break/><text:span text:style-name="T9">UJ when Cait walked up. “Are they open yet?” she said.</text:span></text:p>
      <text:p text:style-name="P14"><text:s text:c="3"/>I said, “Not til three, but Eden is in there, so she might serve you.”</text:p>
      <text:p text:style-name="P14"><text:s text:c="3"/>A few minutes later, I heard Cait’s voice calling from the open window. “Rosss... I got in...”</text:p>
      <text:p text:style-name="P22"><text:span text:style-name="T9"><text:s text:c="3"/>We hung out with a beer while I finished my burger. I had to go to an afternoon rehearsal, but I said I would be back in a couple hours. When I returned, she was drunkenly singing </text:span><text:span text:style-name="T1">Say it Ain’t So</text:span><text:span text:style-name="T9"> into a half-empty pint glass at a table full of her friends.</text:span></text:p>
      <text:p text:style-name="P14"><text:s text:c="3"/>She turned to me and said, “I know. It’s okay...”</text:p>
      <text:p text:style-name="P14"><text:s text:c="3"/>I said toodnight to her that night, but I have the whole timeline of how we got together in my calendar, including how she tried to break it off two or three times.</text:p>
      <text:p text:style-name="P14"><text:s text:c="3"/>The chaos of the Folly Beach trip organized by Sunny and Will would be worth mentioning, especially since that was how we got engaged. It also turned into a fight—well, the reality that Sunny was still trying to control me became apparent.</text:p>
      <text:p text:style-name="P22"><text:soft-page-break/><text:span text:style-name="T9"><text:s text:c="3"/>Nelia was asked to move out. I was going to take her place. Sunny didn’t like that. Will, who I should mention sooner, was starting to hang out with Cait’s friend Wendy and Sunny was trying to stop it.</text:span></text:p>
      <text:p text:style-name="P14"><text:s text:c="3"/>She drove by when I was walking home from Cait’s house and said, “Get in.” I have this in a journal already, how she kidnapped me, said I was going to tell her where Wende lived, said she was mad at me the next day, told me to get out of her house, and, when I reminded her it was actually her mom’s house, started smashing keyboard things and throwing drums out in the yard.</text:p>
      <text:p text:style-name="P14"><text:s text:c="3"/>I salvaged what I could and moved into Cait’s house approx six weeks early. I got the rest of my stuff three months later and felt somewhat happy. I started playing with Tina and her Pony, Hannah Kaminer, The Secret B-Sides.</text:p>
      <text:p text:style-name="P22"><text:span text:style-name="T9"/></text:p>
      <text:p text:style-name="P15">Cait partied a lot and I wanted to be with her, perhaps partly to help her stay safe, but, even drinking half as much as her, as was my standard practice, got to be a bit much sometimes.</text:p>
      <text:p text:style-name="P23"><text:soft-page-break/><text:span text:style-name="T9"><text:s text:c="3"/>First she told me she had a crush on someone, which I said was okay. Then she said she didn’t want to get married, which I said was okay. Then she stopped coming home from work, and, after about a week, I said I really would like to join her. She told me not to.</text:span></text:p>
      <text:p text:style-name="P15"><text:s text:c="3"/>I found evidence she was cheating. I went to a keyboard meetup with Eric the next day. The following day, I asked her to be honest. She wanted to break up. I begged her to find a way I could stay in her life. Instead, I moved in with Eric.</text:p>
      <text:p text:style-name="P15"><text:s text:c="3"/>But first, I went to the Brew Pump and told everyone what Cait had done. Michael Scott was there when I walked in. “Got any advice for the people?” he said. I looked back and forth between him and Eden, then said, “Practice non-attachment.” they were very confused, so I explained what had happened. I spent about a week getting very drunk before I temporarily called it quits.</text:p>
      <text:p text:style-name="P23"><text:span text:style-name="T9"><text:s text:c="3"/>A couple months later, Eric went to France. I wasn’t getting blindingly drunk anymore, but I was </text:span><text:soft-page-break/><text:span text:style-name="T9">going to the Country Club every night, coming home and blasting angry Eminem songs.</text:span></text:p>
      <text:p text:style-name="P15"><text:s text:c="3"/>This is about when I started the GitHub journals. Oh! I should detail AVLFest 2023 for sure, which makes me realize I should talk about Lucy, which makes me realize I should write about the night we took acid together, watched Twister, played through The Point, how I laid next to Cait, knew something was wrong, got out of bed and kissed Lucy.</text:p>
      <text:p text:style-name="P23"><text:span text:style-name="T9"><text:s text:c="3"/>I don’t remember much of life between AVLFest and Halloween, but that was the next time I got blackout. It actually took about a day-and-a-half, but I was a mess when she dropped me off at the Brew Pump the afternoon of the 1</text:span><text:span text:style-name="T22">st</text:span><text:span text:style-name="T9">.</text:span></text:p>
      <text:p text:style-name="P23"><text:span text:style-name="T9"><text:s text:c="3"/></text:span><text:span text:style-name="T1">That</text:span><text:span text:style-name="T9"> was when I started playing World of Warcraft, first Hardcore and then Classic, as a means to cut back on drinking. That went well for a couple months, and I even got Erica on it—who had officially changed genders while in France. French people did not accept the notion of being unsure of her gender when she was wearing womens clothes. </text:span><text:soft-page-break/><text:span text:style-name="T9">“What do you mean you do not know?! You are mademouselle Eric</text:span><text:span text:style-name="T1">a</text:span><text:span text:style-name="T9">!”</text:span></text:p>
      <text:p text:style-name="P15"><text:s text:c="3"/>Like I said, my plan of cutting back was going well. I would typically have my two afternoon-sun-Brew-Pump beers and be excited to log in and play, but, one day, I found myself with plenty of time to get drunk and then play. I ran a dungeon with some friends and typed obnoxiously the whole time, harrassing my friend Mutant and repeatedly mentioning my own drunkenness.</text:p>
      <text:p text:style-name="P15"><text:s text:c="3"/>I woke up and was mortified. My reputation of being a drunk was leaking into a video game.</text:p>
      <text:p text:style-name="P15"><text:s text:c="3"/>I was also forming a crush on Hannah Kaminer. The day after her CD release, she got a writeup in the New York Times, so I thought it would be a good opportunity to buy her a congratulatory drink, our first one-on-one interaction. I think I even convinced her to have a second, but she ran home immediately after that.</text:p>
      <text:p text:style-name="P23"><text:span text:style-name="T9"><text:s text:c="3"/>I was starting to suggest we carpool together any time we had a gig. After rehearsals, we would both </text:span><text:soft-page-break/><text:span text:style-name="T9">be hungry and would go get burgers or go to the grocery store.</text:span></text:p>
      <text:p text:style-name="P15"><text:s text:c="3"/>She invited me to the final Funkatorium Open Folk, sat next to me when she wasn’t playing. Her set was beautiful and I was convinced we could fall in love if I took my time. She invited me to join her and some friends at Storm Rhum Bar, then, for some reason, told me about how Edwin had been so wishy-washy, how he had invited Hannah in to meet his cat after multiple pseudo dates then never made a move.</text:p>
      <text:p text:style-name="P15"><text:s text:c="3"/>She offered me a ride home and I thought about what I would say. Surely she had told me that story for a reason. There was a long silence before I got out of the car, but I choked and said nothing.</text:p>
      <text:p text:style-name="P15"><text:s text:c="3"/>I called her five minutes later and said, “So... it seems like we like each other.”</text:p>
      <text:p text:style-name="P15"><text:s text:c="3"/>“I had a good time,” she said with a heaviness, “But I’m going to have to think about what that means.”</text:p>
      <text:p text:style-name="P24"/>
      <text:p text:style-name="P24"/>
      <text:p text:style-name="P24"><text:soft-page-break/>11/11</text:p>
      <text:p text:style-name="P30">Hannah said she wanted to remain friends because we are so different, and she dated her drummer before, which was disasterous. Also, while talking on the phone, she said we had a diferent relationship with substances.</text:p>
      <text:p text:style-name="P30"><text:s text:c="3"/>I took that to be a reference to my drinking, said, “My behavior has not been the best around that stuff recently so you may be wise. . .”</text:p>
      <text:p text:style-name="P24"><text:span text:style-name="T9"><text:s text:c="3"/>That was on Leap Day. On March 1</text:span><text:span text:style-name="T22">st</text:span><text:span text:style-name="T9">, I said I still wanted to show her the Ever-Expanding record. We went to Botiwalla the following day, shared a cider, went to my house, listened, parted ways.</text:span></text:p>
      <text:p text:style-name="P30"><text:s text:c="3"/>I went to Brew Pump later on my way to the Ether Jam and Holly made me a Holly Special. It was disgusting. I wondered why I was drinking it, got up and went to the jam.</text:p>
      <text:p text:style-name="P30"><text:s text:c="3"/>This might be a great place to end the book.</text:p>
      <text:p text:style-name="P24"><text:span text:style-name="T9"/></text:p>
      <text:p text:style-name="P24"><text:span text:style-name="T9">I never talked about Ever-Expanding, how I had seen them at AVLFest, got a call from Kev two days later </text:span><text:soft-page-break/><text:span text:style-name="T9">and knew what it was about. We played a show December 1</text:span><text:span text:style-name="T22">st</text:span><text:span text:style-name="T9"> and made a record shortly after.</text:span></text:p>
      <text:p text:style-name="P30"><text:s text:c="3"/>As I write this, we will be going into make our most earnest second attempt so far.</text:p>
      <text:p text:style-name="P24"><text:span text:style-name="T9"/></text:p>
      <text:p text:style-name="P30">10 days after quitting drinking, I started a new journal. It is very thorough. It’s already three separate journals, actually. Hannah and I hung out a lot over the next few months. After getting politely rejected a few times, I decided to stop worrying about it, which eventually led to her mentioning it unprompted, which, after AVLFest #2, led to me asking to kiss her.</text:p>
      <text:p text:style-name="P30"><text:s text:c="3"/>We did that in the street and I took her to the airport the next day. We got some Chipotle, ate it at the Dunkin Donuts. I went to the restroom, came back, sat next to her. She put her head on my sholder and I felt like I had everything I ever wanted. We kissed in front of the terminal and talked every day while she was in Europe, except for while I was on an island.</text:p>
      <text:p text:style-name="P24"><text:soft-page-break/><text:span text:style-name="T9"><text:s text:c="3"/>I picked her up from the airport and she wanted to go straight home, much like I would have. We started dating the next day. Helene hit three weeks later.</text:span></text:p>
      <text:p text:style-name="P30"><text:s text:c="3"/>We met in Columbia, went back to AVL a week later. We went back for a weekend to dogsit and then started working at Poppy. I spent my evenings trying to be bored and eventually started this story two days before the presidential elect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0</text:page-number><text:bookmark-end text:name="PageNumWizard_FOOTER_Default Page Style3"/></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7T11:18:57.783654630</dc:date>
    <meta:editing-duration>P65DT1H52M15S</meta:editing-duration>
    <meta:editing-cycles>705</meta:editing-cycles>
    <meta:generator>LibreOffice/24.2.5.2$MacOSX_X86_64 LibreOffice_project/bffef4ea93e59bebbeaf7f431bb02b1a39ee8a59</meta:generator>
    <meta:print-date>2024-11-08T19:28:51.123612975</meta:print-date>
    <meta:document-statistic meta:table-count="0" meta:image-count="0" meta:object-count="0" meta:page-count="32" meta:paragraph-count="123" meta:word-count="5270" meta:character-count="28293" meta:non-whitespace-character-count="22867"/>
  </office:meta>
</office:document-meta>
</file>